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FICHE DE LECTURE — MaMuT (Wolff et al., 2018)</text:span></text:h>
      <text:p text:style-name="Text_20_body"><text:span text:style-name="Strong_20_Emphasis">Référence :</text:span><text:line-break/>Wolff, C. et al. (2018). <text:span text:style-name="Emphasis">Multi-view light-sheet imaging and tracking with MaMuT</text:span>.<text:line-break/>eLife 7:e34410.<text:line-break/>PDF accessible ici : <text:a xlink:type="simple" xlink:href="https://elifesciences.org/articles/34410" office:target-frame-name="_new" xlink:show="replace" text:style-name="Internet_20_link" text:visited-style-name="Visited_20_Internet_20_Link">https://elifesciences.org/articles/34410</text:a></text:p>
      <text:h text:style-name="Heading_20_1" text:outline-level="1">1. Contexte et motivation</text:h>
      <text:p text:style-name="Text_20_body">Les microscopes Light-Sheet permettent d’imager des embryons ou organismes entiers en 3D au cours du temps (4D).<text:line-break/>Problème :<text:line-break/>Les volumes générés sont souvent <text:span text:style-name="Strong_20_Emphasis">multivue</text:span>, <text:span text:style-name="Strong_20_Emphasis">massifs</text:span> (plusieurs To), et difficiles à :</text:p>
      <text:list text:style-name="L1">
        <text:list-item>
          <text:p text:style-name="P1">fusionner,</text:p>
        </text:list-item>
        <text:list-item>
          <text:p text:style-name="P1">visualiser,</text:p>
        </text:list-item>
        <text:list-item>
          <text:p text:style-name="P1">annoter,</text:p>
        </text:list-item>
        <text:list-item>
          <text:p text:style-name="P1">suivre cellule par cellule.</text:p>
        </text:list-item>
      </text:list>
      <text:p text:style-name="Text_20_body">Avant MaMuT, aucun outil n’était capable de gérer <text:span text:style-name="Strong_20_Emphasis">simultanément</text:span> :</text:p>
      <text:list text:style-name="L2">
        <text:list-item>
          <text:p text:style-name="P2">plusieurs vues (multiview),</text:p>
        </text:list-item>
        <text:list-item>
          <text:p text:style-name="P2">des structures volumineuses,</text:p>
        </text:list-item>
        <text:list-item>
          <text:p text:style-name="P2">un suivi cellulaire interactif dans le temps,</text:p>
        </text:list-item>
        <text:list-item>
          <text:p text:style-name="P2">une annotation collaborative.</text:p>
        </text:list-item>
      </text:list>
      <text:p text:style-name="Text_20_body">Cet article propose donc une solution logicielle intégrée adaptée aux données Light-Sheet modernes.</text:p>
      <text:h text:style-name="Heading_20_1" text:outline-level="1">2. Objectif de l’article</text:h>
      <text:p text:style-name="Text_20_body">Développer <text:span text:style-name="Strong_20_Emphasis">MaMuT</text:span> (Massive Multi-view Tracker), un logiciel d’annotation, de visualisation et de suivi cellulaire 4D capable de :</text:p>
      <text:list text:style-name="L3">
        <text:list-item>
          <text:p text:style-name="P3">gérer des données multivue non fusionnées,</text:p>
        </text:list-item>
        <text:list-item>
          <text:p text:style-name="P3">visualiser les différentes vues simultanément,</text:p>
        </text:list-item>
        <text:list-item>
          <text:p text:style-name="P3">fournir un environnement d’annotation interactif,</text:p>
        </text:list-item>
        <text:list-item>
          <text:p text:style-name="P3">suivre des milliers de cellules,</text:p>
        </text:list-item>
        <text:list-item>
          <text:p text:style-name="P3">s’intégrer avec BigDataViewer et le pipeline de reconstruction.</text:p>
        </text:list-item>
      </text:list>
      <text:p text:style-name="Text_20_body"><text:soft-page-break/>L’objectif est d’offrir une plateforme unique pour analyser des données Light-Sheet massives de manière cohérente.</text:p>
      <text:h text:style-name="Heading_20_1" text:outline-level="1">3. Méthode et contributions logicielles</text:h>
      <text:h text:style-name="Heading_20_3" text:outline-level="3">3.1. Intégration multi-logicielle</text:h>
      <text:p text:style-name="Text_20_body">MaMuT combine :</text:p>
      <text:list text:style-name="L4">
        <text:list-item>
          <text:p text:style-name="P4"><text:span text:style-name="Strong_20_Emphasis">BigDataViewer</text:span> (visualisation volumique efficace),</text:p>
        </text:list-item>
        <text:list-item>
          <text:p text:style-name="P4"><text:span text:style-name="Strong_20_Emphasis">Fiji / ImageJ</text:span> (environnement d’analyse),</text:p>
        </text:list-item>
        <text:list-item>
          <text:p text:style-name="P4"><text:span text:style-name="Strong_20_Emphasis">TrackMate</text:span> (framework de tracking),</text:p>
        </text:list-item>
        <text:list-item>
          <text:p text:style-name="P4">Une interface sur la base de <text:span text:style-name="Strong_20_Emphasis">CATMAID</text:span> (annotation collaborative).</text:p>
        </text:list-item>
      </text:list>
      <text:p text:style-name="Text_20_body">Cette intégration permet de visualiser directement les volumes bruts multivue <text:span text:style-name="Emphasis">sans les fusionner</text:span>.</text:p>
      <text:h text:style-name="Heading_20_3" text:outline-level="3">3.2. Annotation multivue (multi-view annotation)</text:h>
      <text:p text:style-name="Text_20_body">Les utilisateurs peuvent :</text:p>
      <text:list text:style-name="L5">
        <text:list-item>
          <text:p text:style-name="P5">afficher plusieurs vues côte à côte,</text:p>
        </text:list-item>
        <text:list-item>
          <text:p text:style-name="P5">naviguer dans les différents angles,</text:p>
        </text:list-item>
        <text:list-item>
          <text:p text:style-name="P5">annoter des points d’intérêt de manière cohérente dans toutes les vues.</text:p>
        </text:list-item>
      </text:list>
      <text:p text:style-name="Text_20_body">MaMuT garantit la correspondance géométrique entre les vues.</text:p>
      <text:h text:style-name="Heading_20_3" text:outline-level="3">3.3. Tracking cellulaire (4D)</text:h>
      <text:p text:style-name="Text_20_body">Le logiciel fournit :</text:p>
      <text:list text:style-name="L6">
        <text:list-item>
          <text:p text:style-name="P6">un système de tracking semi-automatique,</text:p>
        </text:list-item>
        <text:list-item>
          <text:p text:style-name="P6">une gestion robuste des branches, divisions et lignages,</text:p>
        </text:list-item>
        <text:list-item>
          <text:p text:style-name="P6">des outils pour corriger manuellement les erreurs.</text:p>
        </text:list-item>
      </text:list>
      <text:p text:style-name="Text_20_body">Il permet de reconstruire des lignages cellulaires sur plusieurs centaines d’heures d’imagerie.</text:p>
      <text:h text:style-name="Heading_20_3" text:outline-level="3">3.4. Gestion des données massives</text:h>
      <text:p text:style-name="Text_20_body">L’article montre que MaMuT peut :</text:p>
      <text:list text:style-name="L7">
        <text:list-item>
          <text:p text:style-name="P7">afficher des données dépassant la RAM,</text:p>
        </text:list-item>
        <text:list-item>
          <text:p text:style-name="P7">streamer des volumes depuis le disque,</text:p>
        </text:list-item>
        <text:list-item>
          <text:p text:style-name="P7">travailler avec des données de plusieurs To,</text:p>
        </text:list-item>
        <text:list-item>
          <text:p text:style-name="P7">annoter des centaines de milliers de points.</text:p>
        </text:list-item>
      </text:list>
      <text:p text:style-name="Text_20_body">Cette capacité est essentielle pour la biologie du développement.</text:p>
      <text:h text:style-name="Heading_20_1" text:outline-level="1"><text:soft-page-break/>4. Résultats expérimentaux</text:h>
      <text:p text:style-name="Text_20_body">L’article démontre MaMuT sur :</text:p>
      <text:list text:style-name="L8">
        <text:list-item>
          <text:p text:style-name="P8"><text:span text:style-name="Strong_20_Emphasis">l’embryogenèse de Drosophila melanogaster</text:span>,</text:p>
        </text:list-item>
        <text:list-item>
          <text:p text:style-name="P8">des données Light-Sheet multivue à haute résolution,</text:p>
        </text:list-item>
        <text:list-item>
          <text:p text:style-name="P8">plusieurs millions de voxels par vue, pendant plusieurs heures.</text:p>
        </text:list-item>
      </text:list>
      <text:p text:style-name="Text_20_body">Les résultats montrent :</text:p>
      <text:list text:style-name="L9">
        <text:list-item>
          <text:p text:style-name="P9">un suivi cellulaire précis et cohérent dans 4–6 vues par acquisition,</text:p>
        </text:list-item>
        <text:list-item>
          <text:p text:style-name="P9">la possibilité de reconstruire des lignages à très grande échelle,</text:p>
        </text:list-item>
        <text:list-item>
          <text:p text:style-name="P9">une visualisation fluide malgré la taille des données.</text:p>
        </text:list-item>
      </text:list>
      <text:p text:style-name="Text_20_body">Les figures du PDF (ex. Figure 1 et 2) illustrent la synchronisation multivue et l’interface d’annotation.</text:p>
      <text:h text:style-name="Heading_20_1" text:outline-level="1">5. Forces de l’approche</text:h>
      <text:list text:style-name="L10">
        <text:list-item>
          <text:p text:style-name="P10">Gestion native du <text:span text:style-name="Strong_20_Emphasis">multivue non fusionné</text:span>, unique à l’époque.</text:p>
        </text:list-item>
        <text:list-item>
          <text:p text:style-name="P10">Conçu spécialement pour les données Light-Sheet.</text:p>
        </text:list-item>
        <text:list-item>
          <text:p text:style-name="P10">Adapté aux suivis cellulaires massifs et aux études de développement.</text:p>
        </text:list-item>
        <text:list-item>
          <text:p text:style-name="P10">Interface collaborative et annotation cohérente.</text:p>
        </text:list-item>
        <text:list-item>
          <text:p text:style-name="P10">Intégration avec les standards open-source (Fiji, BDV).</text:p>
        </text:list-item>
      </text:list>
      <text:h text:style-name="Heading_20_1" text:outline-level="1">6. Limites identifiées</text:h>
      <text:list text:style-name="L11">
        <text:list-item>
          <text:p text:style-name="P11">MaMuT ne réalise <text:span text:style-name="Strong_20_Emphasis">pas</text:span> la fusion multivue : il sert uniquement à visualiser/annoter.</text:p>
        </text:list-item>
        <text:list-item>
          <text:p text:style-name="P11">Ne remplace pas les algorithmes de reconstruction 3D.</text:p>
        </text:list-item>
        <text:list-item>
          <text:p text:style-name="P11">Suivi automatique encore imparfait → corrections manuelles parfois importantes.</text:p>
        </text:list-item>
        <text:list-item>
          <text:p text:style-name="P11">L’annotation de très longues séries reste coûteuse en temps humain.</text:p>
        </text:list-item>
      </text:list>
      <text:h text:style-name="Heading_20_1" text:outline-level="1">7. Pertinence pour le projet <text:span text:style-name="Emphasis">Fuse My Cells</text:span></text:h>
      <text:p text:style-name="Text_20_body">Même si MaMuT <text:span text:style-name="Strong_20_Emphasis">ne reconstruit pas</text:span> les vues, il est totalement pertinent pour ton état de l’art :</text:p>
      <text:list text:style-name="L12">
        <text:list-item>
          <text:p text:style-name="P12">C’est l’outil de référence pour <text:span text:style-name="Strong_20_Emphasis">visualiser les données multivue</text:span> du challenge.</text:p>
        </text:list-item>
        <text:list-item>
          <text:p text:style-name="P12">Les annotations multivue servent de base pour valider la qualité des reconstructions.</text:p>
        </text:list-item>
        <text:list-item>
          <text:p text:style-name="P12">MaMuT montre l’importance des vues multiples pour obtenir une structure fiable.</text:p>
        </text:list-item>
        <text:list-item>
          <text:p text:style-name="P12"><text:soft-page-break/>Le fait qu’il <text:span text:style-name="Strong_20_Emphasis">nécessite plusieurs vues</text:span> démontre encore une fois la difficulté du challenge Fuse My Cells :<text:line-break/>→ <text:span text:style-name="Emphasis">reproduire l’information multivue sans l’avoir réellement.</text:span></text:p>
        </text:list-item>
      </text:list>
      <text:p text:style-name="Text_20_body">Il apparaît donc dans ton état de l’art comme l’un des “outils multivue” essentiels du domaine.</text:p>
      <text:h text:style-name="Heading_20_1" text:outline-level="1">8. Conclusion</text:h>
      <text:p text:style-name="Text_20_body">Wolff et al. (2018) présentent une solution logicielle mature et performante pour l’annotation et le suivi cellulaire dans des images Light-Sheet multivue.<text:line-break/>MaMuT remplit un rôle central dans l’écosystème Light-Sheet :</text:p>
      <text:list text:style-name="L13">
        <text:list-item>
          <text:p text:style-name="P13">visualisation,</text:p>
        </text:list-item>
        <text:list-item>
          <text:p text:style-name="P13">annotation,</text:p>
        </text:list-item>
        <text:list-item>
          <text:p text:style-name="P13">tracking,</text:p>
        </text:list-item>
        <text:list-item>
          <text:p text:style-name="P13">gestion de données massives.</text:p>
        </text:list-item>
      </text:list>
      <text:p text:style-name="Text_20_body">Ce n’est pas un algorithme de reconstruction, mais un outil indispensable pour travailler avec des données multivue de haute dimension.<text:line-break/>Pour ton projet, il clarifie l’importance des vues multiples et s’intègre dans l’état de l’art comme un élément d’infrastructure nécessaire pour analyser les volum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7T08:07:28.381774200</meta:creation-date>
    <dc:date>2025-11-27T08:10:32.718519200</dc:date>
    <meta:editing-duration>PT3M4S</meta:editing-duration>
    <meta:editing-cycles>1</meta:editing-cycles>
    <meta:document-statistic meta:table-count="0" meta:image-count="0" meta:object-count="0" meta:page-count="4" meta:paragraph-count="84" meta:word-count="745" meta:character-count="4950" meta:non-whitespace-character-count="4339"/>
    <meta:generator>LibreOffice/25.2.7.2$Windows_X86_64 LibreOffice_project/5cbfd1ab6520636bb5f7b99185aa69bd7456825d</meta:generator>
  </office:meta>
</office:document-meta>
</file>